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P1" style:family="paragraph" style:parent-style-name="Standard">
      <style:text-properties officeooo:rsid="00026f71" officeooo:paragraph-rsid="00026f71"/>
    </style:style>
    <style:style style:name="P2" style:family="paragraph" style:parent-style-name="Standard">
      <style:text-properties style:text-underline-style="solid" style:text-underline-width="auto" style:text-underline-color="font-color" officeooo:rsid="00026f71" officeooo:paragraph-rsid="00026f71"/>
    </style:style>
    <style:style style:name="P3" style:family="paragraph" style:parent-style-name="Standard">
      <style:text-properties style:text-underline-style="solid" style:text-underline-width="auto" style:text-underline-color="font-color" officeooo:rsid="00064778" officeooo:paragraph-rsid="00064778"/>
    </style:style>
    <style:style style:name="P4" style:family="paragraph" style:parent-style-name="Standard">
      <style:text-properties style:text-underline-style="solid" style:text-underline-width="auto" style:text-underline-color="font-color" officeooo:rsid="000a0689" officeooo:paragraph-rsid="000a0689"/>
    </style:style>
    <style:style style:name="P5" style:family="paragraph" style:parent-style-name="Standard">
      <style:text-properties style:text-underline-style="solid" style:text-underline-width="auto" style:text-underline-color="font-color" officeooo:rsid="0011ffb4" officeooo:paragraph-rsid="0011ffb4"/>
    </style:style>
    <style:style style:name="P6" style:family="paragraph" style:parent-style-name="Standard">
      <style:text-properties style:text-underline-style="none" officeooo:rsid="00064778" officeooo:paragraph-rsid="00064778"/>
    </style:style>
    <style:style style:name="P7" style:family="paragraph" style:parent-style-name="Standard">
      <style:text-properties style:text-underline-style="none" officeooo:rsid="0007489a" officeooo:paragraph-rsid="0007489a"/>
    </style:style>
    <style:style style:name="P8" style:family="paragraph" style:parent-style-name="Standard">
      <style:text-properties style:text-underline-style="none" officeooo:rsid="0008620b" officeooo:paragraph-rsid="0008620b"/>
    </style:style>
    <style:style style:name="P9" style:family="paragraph" style:parent-style-name="Standard">
      <style:text-properties style:text-underline-style="none" officeooo:rsid="00075a98" officeooo:paragraph-rsid="00064778"/>
    </style:style>
    <style:style style:name="P10" style:family="paragraph" style:parent-style-name="Standard">
      <style:text-properties style:text-underline-style="none" officeooo:rsid="000a0689" officeooo:paragraph-rsid="000a0689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26f71" officeooo:paragraph-rsid="00026f71" style:font-weight-asian="bold" style:font-weight-complex="bold"/>
    </style:style>
    <style:style style:name="P12" style:family="paragraph" style:parent-style-name="Standard">
      <style:text-properties officeooo:rsid="000afc83" officeooo:paragraph-rsid="000afc83"/>
    </style:style>
    <style:style style:name="P13" style:family="paragraph" style:parent-style-name="Footer">
      <style:paragraph-properties fo:text-align="end" style:justify-single-word="false"/>
      <style:text-properties fo:font-size="9pt" officeooo:rsid="0007489a" officeooo:paragraph-rsid="001b39f4" style:font-size-asian="9pt" style:font-size-complex="9pt"/>
    </style:style>
    <style:style style:name="P14" style:family="paragraph" style:parent-style-name="Standard" style:list-style-name="L1">
      <style:text-properties officeooo:rsid="000afc83" officeooo:paragraph-rsid="000afc83"/>
    </style:style>
    <style:style style:name="P15" style:family="paragraph" style:parent-style-name="Standard">
      <style:text-properties officeooo:rsid="00026f71" officeooo:paragraph-rsid="00026f71"/>
    </style:style>
    <style:style style:name="P16" style:family="paragraph" style:parent-style-name="Standard">
      <style:text-properties style:text-underline-style="none" officeooo:rsid="000a0689" officeooo:paragraph-rsid="000a0689"/>
    </style:style>
    <style:style style:name="P17" style:family="paragraph" style:parent-style-name="Standard">
      <style:text-properties style:text-underline-style="solid" style:text-underline-width="auto" style:text-underline-color="font-color" officeooo:rsid="00064778" officeooo:paragraph-rsid="00064778"/>
    </style:style>
    <style:style style:name="P18" style:family="paragraph" style:parent-style-name="Standard">
      <style:text-properties style:text-underline-style="solid" style:text-underline-width="auto" style:text-underline-color="font-color" officeooo:rsid="000a0689" officeooo:paragraph-rsid="000a0689"/>
    </style:style>
    <style:style style:name="P19" style:family="paragraph" style:parent-style-name="Standard">
      <style:text-properties style:text-underline-style="solid" style:text-underline-width="auto" style:text-underline-color="font-color" officeooo:rsid="0011ffb4" officeooo:paragraph-rsid="0011ffb4"/>
    </style:style>
    <style:style style:name="P20" style:family="paragraph">
      <style:paragraph-properties fo:text-align="start" style:text-autospace="none" style:line-break="normal" style:writing-mode="page"/>
      <style:text-properties fo:hyphenate="false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</style:style>
    <style:style style:name="P2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officeooo:rsid="0012f953"/>
    </style:style>
    <style:style style:name="T2" style:family="text">
      <style:text-properties officeooo:rsid="0008620b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afc83"/>
    </style:style>
    <style:style style:name="T5" style:family="text">
      <style:text-properties officeooo:rsid="001004c7"/>
    </style:style>
    <style:style style:name="T6" style:family="text">
      <style:text-properties officeooo:rsid="00026f7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erif" fo:font-size="12pt" style:font-size-asian="12pt" style:font-size-complex="12pt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1.099cm" fo:min-width="8.8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1.22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11.176cm" fo:min-width="8.8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2.295cm" fo:min-width="8.8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="none" draw:textarea-horizontal-align="justify" draw:textarea-vertical-align="middle" draw:auto-grow-height="false" fo:min-height="5.854cm" fo:min-width="8.8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="none" draw:textarea-horizontal-align="justify" draw:textarea-vertical-align="middle" draw:auto-grow-height="false" fo:min-height="1.494cm" fo:min-width="8.8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3.9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26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45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2.2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000000" draw:fill="none" draw:textarea-horizontal-align="justify" draw:textarea-vertical-align="middle" draw:auto-grow-height="false" fo:min-height="2.563cm" fo:min-width="8.8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Guia de montagem – Circuito impresso</text:p>
      <text:p text:style-name="P1"/>
      <text:p text:style-name="P1">Modelo da placa: Placa de aquisição STM32Bluepill<text:tab/> versão: 0<text:span text:style-name="T5">1</text:span></text:p>
      <text:p text:style-name="P1">Ljcpcb order: _________________________________</text:p>
      <text:p text:style-name="P1">Data: ____/____/____</text:p>
      <text:p text:style-name="P1"/>
      <text:p text:style-name="P12"><text:span text:style-name="T3">Separação de material:</text:span> </text:p>
      <text:section text:style-name="Sect1" text:name="Seção1">
        <text:list text:style-name="L1">
          <text:list-item>
            <text:p text:style-name="P14">Ferro de solda</text:p>
          </text:list-item>
          <text:list-item>
            <text:p text:style-name="P14">estanho</text:p>
          </text:list-item>
          <text:list-item>
            <text:p text:style-name="P14">fluxo para solda</text:p>
          </text:list-item>
          <text:list-item>
            <text:p text:style-name="P14">alicate de corte</text:p>
          </text:list-item>
          <text:list-item>
            <text:p text:style-name="P14">alicate de bico</text:p>
          </text:list-item>
          <text:list-item>
            <text:p text:style-name="P14">alicate universal</text:p>
          </text:list-item>
          <text:list-item>
            <text:p text:style-name="P14">ventilador de mesa</text:p>
          </text:list-item>
          <text:list-item>
            <text:p text:style-name="P14">papel</text:p>
          </text:list-item>
          <text:list-item>
            <text:p text:style-name="P14">álcool isopropílico </text:p>
          </text:list-item>
          <text:list-item>
            <text:p text:style-name="P14">fita dessoldadora </text:p>
          </text:list-item>
          <text:list-item>
            <text:p text:style-name="P14">sugador de solda</text:p>
          </text:list-item>
          <text:list-item>
            <text:p text:style-name="P14">cotonete</text:p>
          </text:list-item>
          <text:list-item>
            <text:p text:style-name="P14">estilete</text:p>
          </text:list-item>
          <text:list-item>
            <text:p text:style-name="P14">lixa</text:p>
          </text:list-item>
        </text:list>
      </text:section>
      <text:p text:style-name="P12"/>
      <text:p text:style-name="P1"><text:span text:style-name="T3">Separação de </text:span><text:span text:style-name="T4">componentes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2"><draw:custom-shape text:anchor-type="paragraph" draw:z-index="0" draw:name="Forma 1" draw:style-name="gr12" draw:text-style-name="P22" svg:width="8.843cm" svg:height="2.564cm" svg:x="0.004cm" svg:y="0.462cm"><text:p/><draw:enhanced-geometry svg:viewBox="0 0 21600 21600" draw:type="rectangle" draw:enhanced-path="M 0 0 L 21600 0 21600 21600 0 21600 0 0 Z N"/></draw:custom-shape><draw:frame text:anchor-type="paragraph" draw:z-index="1" draw:name="Quadro de texto 2" draw:style-name="gr11" draw:text-style-name="P21" svg:width="8.58cm" svg:height="2.437cm" svg:x="9.151cm" svg:y="0.482cm"><draw:text-box><text:p><text:span text:style-name="T7">Capacitores</text:span> (designador – quantidade - valor)</text:p><text:p><text:tab/><text:span text:style-name="T9">C1</text:span> – 1 – 680u</text:p><text:p><text:tab/>C2 – 1 – 220u </text:p><text:p><text:tab/>C3 – 1 – 10u</text:p><text:p><text:tab/>C4 – 1 – 33u 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12" draw:name="Quadro de texto 1" draw:style-name="gr3" draw:text-style-name="P21" svg:width="8.58cm" svg:height="1.221cm" svg:x="9.213cm" svg:y="0.086cm"><draw:text-box><text:p><text:span text:style-name="T7">Diodos</text:span> (designador – quantidade - valor)</text:p><text:p text:style-name="P23"><text:tab/>D1 – 1 – <text:span text:style-name="T8">1N5819</text:span></text:p></draw:text-box></draw:frame><draw:custom-shape text:anchor-type="paragraph" draw:z-index="13" draw:name="Forma 10" draw:style-name="gr2" draw:text-style-name="P22" svg:width="8.843cm" svg:height="1.1cm" svg:x="0.004cm" svg:y="-4.586cm"><text:p/><draw:enhanced-geometry svg:viewBox="0 0 21600 21600" draw:type="rectangle" draw:enhanced-path="M 0 0 L 21600 0 21600 21600 0 21600 0 0 Z N"/></draw:custom-shape><draw:frame text:anchor-type="paragraph" draw:z-index="14" draw:name="Quadro de texto 10" draw:style-name="gr3" draw:text-style-name="P21" svg:width="8.58cm" svg:height="1.221cm" svg:x="9.213cm" svg:y="-4.581cm"><draw:text-box><text:p><text:span text:style-name="T7">Resistores</text:span> (designador – quantidade - valor)</text:p><text:p text:style-name="P23"><text:tab/>R1 – 1 – <text:span text:style-name="T8">510</text:span></text:p></draw:text-box></draw:frame></text:p>
      <text:p text:style-name="P2"/>
      <text:p text:style-name="P2"><draw:custom-shape text:anchor-type="paragraph" draw:z-index="7" draw:name="Forma 2" draw:style-name="gr2" draw:text-style-name="P22" svg:width="8.843cm" svg:height="1.1cm" svg:x="0.004cm" svg:y="-0.919cm"><text:p/><draw:enhanced-geometry svg:viewBox="0 0 21600 21600" draw:type="rectangle" draw:enhanced-path="M 0 0 L 21600 0 21600 21600 0 21600 0 0 Z N"/></draw:custom-shape></text:p>
      <text:p text:style-name="P2"><draw:custom-shape text:anchor-type="paragraph" draw:z-index="15" draw:name="Forma 3" draw:style-name="gr2" draw:text-style-name="P22" svg:width="8.843cm" svg:height="1.1cm" svg:x="0.004cm" svg:y="0.125cm"><text:p/><draw:enhanced-geometry svg:viewBox="0 0 21600 21600" draw:type="rectangle" draw:enhanced-path="M 0 0 L 21600 0 21600 21600 0 21600 0 0 Z N"/></draw:custom-shape><draw:custom-shape text:anchor-type="paragraph" draw:z-index="16" draw:name="Forma 11" draw:style-name="gr2" draw:text-style-name="P22" svg:width="8.843cm" svg:height="1.1cm" svg:x="0.004cm" svg:y="1.748cm"><text:p/><draw:enhanced-geometry svg:viewBox="0 0 21600 21600" draw:type="rectangle" draw:enhanced-path="M 0 0 L 21600 0 21600 21600 0 21600 0 0 Z N"/></draw:custom-shape><draw:frame text:anchor-type="paragraph" draw:z-index="17" draw:name="Quadro de texto 11" draw:style-name="gr1" draw:text-style-name="P21" svg:width="8.54cm" svg:height="1.5cm" svg:x="9.232cm" svg:y="1.769cm"><draw:text-box><text:p><text:span text:style-name="T7">Indutores</text:span> (designador – quantidade - valor)</text:p><text:p text:style-name="P20"><text:tab/><text:span text:style-name="T8">L1</text:span> – 1 – 33u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2" draw:name="Quadro de texto 3" draw:style-name="gr1" draw:text-style-name="P21" svg:width="8.54cm" svg:height="1.5cm" svg:x="9.232cm" svg:y="-3.565cm"><draw:text-box><text:p><text:span text:style-name="T7">LEDs</text:span> (designador – quantidade - valor)</text:p><text:p text:style-name="P20"><text:tab/><text:span text:style-name="T8">L+3.3v1</text:span> – 1 – W<text:span text:style-name="T8">hite</text:span></text:p></draw:text-box></draw:frame></text:p>
      <text:p text:style-name="P3"/>
      <text:p text:style-name="P3"><draw:frame text:anchor-type="paragraph" draw:z-index="3" draw:name="Quadro de texto 4" draw:style-name="gr10" draw:text-style-name="P21" svg:width="8.794cm" svg:height="1.463cm" svg:x="8.968cm" svg:y="-1.476cm"><draw:text-box><text:p><text:span text:style-name="T7">CIs</text:span> (designador – quantidade - valor)</text:p><text:p text:style-name="P20"><text:tab/>U2 – 1 – <text:span text:style-name="T9">LM2596S-5 (step down 5V)</text:span></text:p><text:p text:style-name="P23"><text:tab/>U3 – 1 –<text:span text:style-name="T10"> </text:span><text:span text:style-name="T9">LM1117T-3.3 (regulador 3.3V)</text:span></text:p></draw:text-box></draw:frame><draw:custom-shape text:anchor-type="paragraph" draw:z-index="8" draw:name="Forma 4" draw:style-name="gr7" draw:text-style-name="P22" svg:width="8.843cm" svg:height="1.495cm" svg:x="0.004cm" svg:y="-1.512cm"><text:p/><draw:enhanced-geometry svg:viewBox="0 0 21600 21600" draw:type="rectangle" draw:enhanced-path="M 0 0 L 21600 0 21600 21600 0 21600 0 0 Z N"/></draw:custom-shape></text:p>
      <text:p text:style-name="P3"><draw:custom-shape text:anchor-type="paragraph" draw:z-index="9" draw:name="Forma 5" draw:style-name="gr6" draw:text-style-name="P22" svg:width="8.843cm" svg:height="5.855cm" svg:x="-0.018cm" svg:y="0.178cm"><text:p/><draw:enhanced-geometry svg:viewBox="0 0 21600 21600" draw:type="rectangle" draw:enhanced-path="M 0 0 L 21600 0 21600 21600 0 21600 0 0 Z N"/></draw:custom-shape><draw:frame text:anchor-type="paragraph" draw:z-index="4" draw:name="Quadro de texto 5" draw:style-name="gr8" draw:text-style-name="P21" svg:width="9.566cm" svg:height="3.948cm" svg:x="9.051cm" svg:y="0.155cm"><draw:text-box><text:p><text:span text:style-name="T7">Barra pinos reforçados</text:span> (designador – quantidade - valor)</text:p><text:p><text:tab/>J1 – 1 – 08 pinos</text:p><text:p><text:tab/>J2 – 1 – 27 pinos </text:p><text:p><text:tab/>J3 – 1 – 35 pinos</text:p><text:p><text:tab/></text:p><text:p><text:tab/></text:p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5" draw:name="Quadro de texto 7" draw:style-name="gr9" draw:text-style-name="P21" svg:width="9.035cm" svg:height="1.264cm" svg:x="9.07cm" svg:y="0.15cm"><draw:text-box><text:p><text:span text:style-name="T7">Barra macho 90º</text:span> (designador – quantidade - valor)</text:p><text:p><text:tab/>J4,J5 – 2 – 04 pinos</text:p></draw:text-box></draw:frame><draw:custom-shape text:anchor-type="paragraph" draw:z-index="10" draw:name="Forma 8" draw:style-name="gr5" draw:text-style-name="P22" svg:width="8.843cm" svg:height="2.296cm" svg:x="-0.018cm" svg:y="0.109cm"><text:p/><draw:enhanced-geometry svg:viewBox="0 0 21600 21600" draw:type="rectangle" draw:enhanced-path="M 0 0 L 21600 0 21600 21600 0 21600 0 0 Z N"/></draw:custom-shape><text:soft-page-break/></text:p>
      <text:p text:style-name="P6"/>
      <text:p text:style-name="P6"/>
      <text:p text:style-name="P6"><text:tab/><text:tab/></text:p>
      <text:p text:style-name="P6"><text:tab/><text:tab/></text:p>
      <text:p text:style-name="P6"><draw:custom-shape text:anchor-type="paragraph" draw:z-index="11" draw:name="Forma 9" draw:style-name="gr4" draw:text-style-name="P22" svg:width="8.843cm" svg:height="11.177cm" svg:x="-0.018cm" svg:y="0.39cm"><text:p/><draw:enhanced-geometry svg:viewBox="0 0 21600 21600" draw:type="rectangle" draw:enhanced-path="M 0 0 L 21600 0 21600 21600 0 21600 0 0 Z N"/></draw:custom-shape></text:p>
      <text:p text:style-name="P8"/>
      <text:p text:style-name="P7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><draw:frame text:anchor-type="paragraph" draw:z-index="6" draw:name="Quadro de texto 8" draw:style-name="gr8" draw:text-style-name="P21" svg:width="8.995cm" svg:height="3.948cm" svg:x="8.987cm" svg:y="-4.186cm"><draw:text-box><text:p><text:span text:style-name="T7">Microcontrolador</text:span> (designador – quantidade - valor)</text:p><text:p><text:tab/>U1,U4,U5,U6 – 4 – stm32 ( 2 barras fêmeas 20 pinos)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Número de placas restantes:</text:p>
      <text:p text:style-name="P4"/>
      <text:p text:style-name="P10"/>
      <text:p text:style-name="P4">Componentes próximos de acabarem:</text:p>
      <text:p text:style-name="P4"/>
      <text:p text:style-name="P4"/>
      <text:p text:style-name="P4"/>
      <text:p text:style-name="P4"/>
      <text:p text:style-name="P5">Componentes que foram substituídos:</text:p>
      <text:p text:style-name="P5"/>
      <text:p text:style-name="P10"/>
      <text:p text:style-name="P10"/>
      <text:p text:style-name="P10"/>
      <text:p text:style-name="P10"><text:span text:style-name="T3">Componentes em falta:</text:span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officeooo:rsid="0007489a" officeooo:paragraph-rsid="001b39f4" style:font-size-asian="9pt" style:font-size-complex="9pt"/>
    </style:style>
    <style:style style:name="MT1" style:family="text">
      <style:text-properties officeooo:rsid="00026f71"/>
    </style:style>
    <style:style style:name="MT2" style:family="text">
      <style:text-properties officeooo:rsid="0012f953"/>
    </style:style>
    <style:style style:name="MT3" style:family="text">
      <style:text-properties officeooo:rsid="0008620b"/>
    </style:style>
    <style:page-layout style:name="Mpm1">
      <style:page-layout-properties fo:page-width="21.001cm" fo:page-height="29.7cm" style:num-format="1" style:print-orientation="portrait" fo:margin-top="2cm" fo:margin-bottom="0.37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71cm" fo:margin-left="0cm" fo:margin-right="0cm" fo:margin-top="0.49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Guia de montagem – <text:span text:style-name="MT1">Placa de aquisição STM32Bluepill</text:span> V0<text:span text:style-name="MT2">1</text:span> - JLCPCB order:______________________ page <text:page-number text:select-page="current">2</text:page-number><text:span text:style-name="MT3">/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0:00:02.777954452</meta:creation-date>
    <dc:date>2024-07-26T17:41:13.340760615</dc:date>
    <meta:editing-duration>PT2H52M48S</meta:editing-duration>
    <meta:editing-cycles>18</meta:editing-cycles>
    <meta:generator>LibreOffice/24.2.5.2$Linux_X86_64 LibreOffice_project/d6e8b0f3fc6e8af2b00cf4969fd0d2fa45b9a62e</meta:generator>
    <meta:document-statistic meta:table-count="0" meta:image-count="0" meta:object-count="0" meta:page-count="2" meta:paragraph-count="27" meta:word-count="96" meta:character-count="630" meta:non-whitespace-character-count="562"/>
  </office:meta>
</office:document-meta>
</file>